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687d7b" officeooo:paragraph-rsid="001ab406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T1" style:family="text">
      <style:text-properties officeooo:rsid="006bc4b5"/>
    </style:style>
    <style:style style:name="T2" style:family="text">
      <style:text-properties officeooo:rsid="00c4ce9f"/>
    </style:style>
    <style:style style:name="T3" style:family="text">
      <style:text-properties officeooo:rsid="00d496a1"/>
    </style:style>
    <style:style style:name="T4" style:family="text">
      <style:text-properties officeooo:rsid="00d5f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<text:span text:style-name="T4">Basic</text:span> Python scripting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24T23:05:39.465000000</dc:date>
    <meta:editing-duration>P1DT15H34M46S</meta:editing-duration>
    <meta:editing-cycles>29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3" meta:character-count="23" meta:non-whitespace-character-count="20"/>
  </office:meta>
</office:document-meta>
</file>